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1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Code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read_comp_med</text:p>
          </table:table-cell>
          <table:table-cell office:value-type="string" calcext:value-type="string">
            <text:p>read_comp_iqr</text:p>
          </table:table-cell>
          <table:table-cell office:value-type="string" calcext:value-type="string">
            <text:p>attr_med</text:p>
          </table:table-cell>
          <table:table-cell office:value-type="string" calcext:value-type="string">
            <text:p>attr_iqr</text:p>
          </table:table-cell>
          <table:table-cell office:value-type="string" calcext:value-type="string">
            <text:p>style_c_med</text:p>
          </table:table-cell>
          <table:table-cell office:value-type="string" calcext:value-type="string">
            <text:p>style_c_iqr</text:p>
          </table:table-cell>
          <table:table-cell office:value-type="string" calcext:value-type="string">
            <text:p>style_e_med</text:p>
          </table:table-cell>
          <table:table-cell office:value-type="string" calcext:value-type="string">
            <text:p>style_e_iqr</text:p>
          </table:table-cell>
          <table:table-cell office:value-type="string" calcext:value-type="string">
            <text:p>annotation_total_med</text:p>
          </table:table-cell>
          <table:table-cell office:value-type="string" calcext:value-type="string">
            <text:p>annotation_total_iqr</text:p>
          </table:table-cell>
          <table:table-cell office:value-type="string" calcext:value-type="string">
            <text:p>annotation_ConfusedClarified_med</text:p>
          </table:table-cell>
          <table:table-cell office:value-type="string" calcext:value-type="string">
            <text:p>annotation_ConfusedClarified_iqr</text:p>
          </table:table-cell>
          <table:table-cell office:value-type="string" calcext:value-type="string">
            <text:p>annotation_MainIdea_med</text:p>
          </table:table-cell>
          <table:table-cell office:value-type="string" calcext:value-type="string">
            <text:p>annotation_MainIdea_iqr</text:p>
          </table:table-cell>
          <table:table-cell/>
        </table:table-row>
        <table:table-row table:style-name="ro2">
          <table:table-cell office:value-type="string" calcext:value-type="string">
            <text:p>ne17 ne19 n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ne11 ne23 ne5 n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ne10 ne21 ne26 n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ne16 ne18 ne24 n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ne1 ne14 ne20 n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2">
          <table:table-cell office:value-type="string" calcext:value-type="string">
            <text:p>sr11 sr16 s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.1" calcext:value-type="float">
            <text:p>34.1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r13 sr19 sr21 s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r12 sr2 sr24 s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r1 sr17 sr22 s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2">
          <table:table-cell office:value-type="string" calcext:value-type="string">
            <text:p>sr15 sr25 sr7 s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sr10 sr14 sr4 s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13.5" calcext:value-type="float">
            <text:p>13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4.5" calcext:value-type="float">
            <text:p>24.5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2">
          <table:table-cell office:value-type="string" calcext:value-type="string">
            <text:p>nn1 nn12 nn27 nn4 n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.04" calcext:value-type="float">
            <text:p>3.0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/>
        </table:table-row>
        <table:table-row table:style-name="ro2">
          <table:table-cell office:value-type="string" calcext:value-type="string">
            <text:p>nn13 nn17 nn24 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16.5" calcext:value-type="float">
            <text:p>16.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table:style-name="ce1"/>
        </table:table-row>
        <table:table-row table:style-name="ro2">
          <table:table-cell office:value-type="string" calcext:value-type="string">
            <text:p>nn14 nn16 nn26 nn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style-name="ce1"/>
        </table:table-row>
        <table:table-row table:style-name="ro2">
          <table:table-cell office:value-type="string" calcext:value-type="string">
            <text:p>nn11 nn20 nn22 n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/>
        </table:table-row>
        <table:table-row table:style-name="ro2">
          <table:table-cell office:value-type="string" calcext:value-type="string">
            <text:p>nn10 nn18 nn21 n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table:style-name="ce1"/>
        </table:table-row>
        <table:table-row table:style-name="ro2">
          <table:table-cell office:value-type="string" calcext:value-type="string">
            <text:p>nn15 nn19 nn2 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office:value-type="string" calcext:value-type="string">
            <text:p>SZ15 sz21 sz5 sz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office:value-type="string" calcext:value-type="string">
            <text:p>sz1 sz13 sz17 sz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1.5" calcext:value-type="float">
            <text:p>11.5</text:p>
          </table:table-cell>
          <table:table-cell office:value-type="float" office:value="5.5" calcext:value-type="float">
            <text:p>5.5</text:p>
          </table:table-cell>
          <table:table-cell table:style-name="ce1"/>
        </table:table-row>
        <table:table-row table:style-name="ro2">
          <table:table-cell office:value-type="string" calcext:value-type="string">
            <text:p>sz10 sz16 sz3 s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"/>
        </table:table-row>
        <table:table-row table:style-name="ro2">
          <table:table-cell office:value-type="string" calcext:value-type="string">
            <text:p>sz11 sz14 sz20 s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5.5" calcext:value-type="float">
            <text:p>15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</text:p>
          </table:table-cell>
          <table:table-cell table:style-name="ce1"/>
        </table:table-row>
        <table:table-row table:style-name="ro2">
          <table:table-cell office:value-type="string" calcext:value-type="string">
            <text:p>sz12 sz19 sz2 s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  <table:table-cell office:value-type="float" office:value="17.5" calcext:value-type="float">
            <text:p>17.5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/>
        </table:table-row>
        <table:table-row table:style-name="ro2">
          <table:table-cell office:value-type="string" calcext:value-type="string">
            <text:p>nn23 nn25 nn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n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  <table:table-cell/>
        </table:table-row>
        <table:table-row table:style-name="ro2">
          <table:table-cell office:value-type="string" calcext:value-type="string">
            <text:p>sz18 sz23 sz6 sz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z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00/00/00</text:date>, <text:time style:data-style-name="N2" text:time-value="23:11:50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9-10T14:01:35.867000000</dc:date>
    <meta:editing-duration>P1DT11H37M</meta:editing-duration>
    <meta:editing-cycles>17</meta:editing-cycles>
    <meta:generator>LibreOffice/6.1.6.3$Windows_X86_64 LibreOffice_project/5896ab1714085361c45cf540f76f60673dd96a72</meta:generator>
    <meta:document-statistic meta:table-count="1" meta:cell-count="518" meta:object-count="0"/>
  </office:meta>
</office:document-meta>
</file>